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  <style:text-properties officeooo:paragraph-rsid="0006edfd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2e56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42149056" text:id="ct10665264214905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42148848" text:id="ct10665264214884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42148640" text:id="ct10665264214864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4" text:outline-level="1"><text:change text:change-id="ct106652642149056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652642148848"/><text:change-start text:change-id="ct106652642148640"/>Version History<text:change-end text:change-id="ct10665264214864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2e56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2:00.155149837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3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20S</meta:editing-duration>
    <meta:generator>LibreOffice/4.4.0.3$MacOSX_X86_64 LibreOffice_project/de093506bcdc5fafd9023ee680b8c60e3e0645d7</meta:generator>
    <dc:date>2015-02-24T17:32:00.051031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5" meta:non-whitespace-character-count="395"/>
  </office:meta>
</office:document-meta>
</file>